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Sans" svg:font-family="FreeSans, 'Arial Unicode MS'" style:font-pitch="variable"/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use-window-font-color="true" style:font-name="Nimbus Roman No9 L1" fo:font-size="12pt" fo:language="es" fo:country="ES" style:font-name-asian="FreeSans" style:font-size-asian="12pt" style:font-name-complex="Nimbus Sans L1" style:font-size-complex="12pt" style:language-complex="none" style:country-complex="none" style:font-weight-complex="bold"/>
    </style:style>
    <style:style style:name="P2" style:family="paragraph" style:parent-style-name="Text_20_body">
      <style:paragraph-properties fo:margin-top="0cm" fo:margin-bottom="0cm"/>
      <style:text-properties style:use-window-font-color="true" style:font-name="Nimbus Roman No9 L1" fo:font-size="12pt" fo:language="es" fo:country="ES" style:text-underline-style="solid" style:text-underline-width="auto" style:text-underline-color="font-color" fo:font-weight="bold" style:font-name-asian="FreeSans" style:font-size-asian="12pt" style:font-weight-asian="bold" style:font-name-complex="Nimbus Sans L1" style:font-size-complex="12pt" style:language-complex="none" style:country-complex="none" style:font-weight-complex="bold"/>
    </style:style>
    <style:style style:name="P3" style:family="paragraph" style:parent-style-name="Text_20_body" style:list-style-name="L1">
      <style:paragraph-properties fo:margin-top="0cm" fo:margin-bottom="0cm">
        <style:tab-stops>
          <style:tab-stop style:position="1.27cm"/>
        </style:tab-stops>
      </style:paragraph-properties>
    </style:style>
    <style:style style:name="P4" style:family="paragraph" style:parent-style-name="Text_20_body" style:list-style-name="L1">
      <style:paragraph-properties fo:margin-top="0cm" fo:margin-bottom="0cm">
        <style:tab-stops>
          <style:tab-stop style:position="2.54cm"/>
        </style:tab-stops>
      </style:paragraph-properties>
      <style:text-properties fo:language="es" fo:country="ES"/>
    </style:style>
    <style:style style:name="P5" style:family="paragraph" style:parent-style-name="Text_20_body" style:list-style-name="L1">
      <style:paragraph-properties fo:margin-top="0cm" fo:margin-bottom="0cm">
        <style:tab-stops>
          <style:tab-stop style:position="2.54cm"/>
        </style:tab-stops>
      </style:paragraph-properties>
    </style:style>
    <style:style style:name="P6" style:family="paragraph" style:parent-style-name="Text_20_body" style:list-style-name="L1">
      <style:paragraph-properties fo:margin-top="0cm" fo:margin-bottom="0cm">
        <style:tab-stops>
          <style:tab-stop style:position="3.81cm"/>
        </style:tab-stops>
      </style:paragraph-properties>
      <style:text-properties fo:language="es" fo:country="ES"/>
    </style:style>
    <style:style style:name="P7" style:family="paragraph" style:parent-style-name="Text_20_body" style:list-style-name="L1">
      <style:paragraph-properties fo:margin-top="0cm" fo:margin-bottom="0cm">
        <style:tab-stops>
          <style:tab-stop style:position="3.81cm"/>
        </style:tab-stops>
      </style:paragraph-properties>
    </style:style>
    <style:style style:name="P8" style:family="paragraph" style:parent-style-name="Text_20_body" style:list-style-name="L1">
      <style:paragraph-properties fo:margin-top="0cm" fo:margin-bottom="0cm" fo:orphans="0" fo:widows="0" fo:hyphenation-ladder-count="no-limit" style:text-autospace="ideograph-alpha" style:punctuation-wrap="hanging" style:line-break="strict" style:writing-mode="lr-tb"/>
      <style:text-properties style:use-window-font-color="true" style:font-name="Nimbus Roman No9 L1" fo:font-size="12pt" style:font-name-asian="Nimbus Sans L1" style:font-size-asian="12pt" style:font-name-complex="Nimbus Sans L1" style:font-size-complex="12pt" style:language-complex="none" style:country-complex="none" fo:hyphenate="false" fo:hyphenation-remain-char-count="2" fo:hyphenation-push-char-count="2"/>
    </style:style>
    <style:style style:name="P9" style:family="paragraph" style:parent-style-name="Text_20_body" style:list-style-name="L1">
      <style:paragraph-properties fo:margin-top="0cm" fo:margin-bottom="0cm" fo:orphans="0" fo:widows="0" fo:hyphenation-ladder-count="no-limit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10" style:family="paragraph" style:parent-style-name="Text_20_body">
      <style:paragraph-properties fo:margin-top="0cm" fo:margin-bottom="0cm" fo:orphans="0" fo:widows="0" fo:hyphenation-ladder-count="no-limit" style:text-autospace="ideograph-alpha" style:punctuation-wrap="hanging" style:line-break="strict" style:writing-mode="lr-tb"/>
      <style:text-properties style:use-window-font-color="true" style:font-name="Nimbus Roman No9 L1" fo:font-size="12pt" fo:language="es" fo:country="ES" style:font-name-asian="FreeSans" style:font-size-asian="12pt" style:font-name-complex="Nimbus Sans L1" style:font-size-complex="12pt" style:language-complex="none" style:country-complex="none" style:font-weight-complex="bold" fo:hyphenate="false" fo:hyphenation-remain-char-count="2" fo:hyphenation-push-char-count="2"/>
    </style:style>
    <style:style style:name="P11" style:family="paragraph" style:parent-style-name="Standard" style:list-style-name="List_20_1">
      <style:paragraph-properties fo:margin-top="0cm" fo:margin-bottom="0cm" fo:orphans="0" fo:widows="0" fo:hyphenation-ladder-count="no-limit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12" style:family="paragraph" style:parent-style-name="Text_20_body">
      <style:paragraph-properties fo:margin-top="0cm" fo:margin-bottom="0cm" fo:orphans="0" fo:widows="0" fo:hyphenation-ladder-count="no-limit" style:text-autospace="ideograph-alpha" style:punctuation-wrap="hanging" style:line-break="strict" style:writing-mode="lr-tb"/>
      <style:text-properties fo:language="es" fo:country="ES" fo:font-weight="bold" style:font-weight-asian="bold" fo:hyphenate="false" fo:hyphenation-remain-char-count="2" fo:hyphenation-push-char-count="2"/>
    </style:style>
    <style:style style:name="P13" style:family="paragraph" style:parent-style-name="Text_20_body">
      <style:paragraph-properties fo:margin-top="0cm" fo:margin-bottom="0cm" fo:text-align="justify" style:justify-single-word="false"/>
      <style:text-properties style:use-window-font-color="true" style:font-name="Nimbus Roman No9 L1" fo:font-size="12pt" fo:language="es" fo:country="ES" style:text-underline-style="solid" style:text-underline-width="auto" style:text-underline-color="font-color" fo:font-weight="bold" style:font-name-asian="FreeSans" style:font-size-asian="12pt" style:font-weight-asian="bold" style:font-name-complex="Nimbus Sans L1" style:font-size-complex="12pt" style:language-complex="none" style:country-complex="none" style:font-weight-complex="bold"/>
    </style:style>
    <style:style style:name="P14" style:family="paragraph" style:parent-style-name="Text_20_body">
      <style:paragraph-properties fo:margin-top="0cm" fo:margin-bottom="0cm" fo:text-align="justify" style:justify-single-word="false" fo:break-before="page"/>
      <style:text-properties style:use-window-font-color="true" style:font-name="Nimbus Roman No9 L1" fo:font-size="12pt" fo:language="es" fo:country="ES" style:text-underline-style="solid" style:text-underline-width="auto" style:text-underline-color="font-color" fo:font-weight="bold" style:font-name-asian="FreeSans" style:font-size-asian="12pt" style:font-weight-asian="bold" style:font-name-complex="Nimbus Sans L1" style:font-size-complex="12pt" style:language-complex="none" style:country-complex="none" style:font-weight-complex="bold"/>
    </style:style>
    <style:style style:name="P15" style:family="paragraph" style:parent-style-name="Text_20_body">
      <style:paragraph-properties fo:margin-top="0cm" fo:margin-bottom="0cm" fo:orphans="0" fo:widows="0" fo:hyphenation-ladder-count="no-limit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16" style:family="paragraph" style:parent-style-name="Standard">
      <style:paragraph-properties fo:margin-top="0cm" fo:margin-bottom="0cm" fo:text-align="justify" style:justify-single-word="false"/>
      <style:text-properties style:use-window-font-color="true" style:font-name="Nimbus Roman No9 L1" fo:font-size="12pt" fo:language="es" fo:country="ES" style:font-name-asian="FreeSans" style:font-size-asian="12pt" style:font-name-complex="Nimbus Sans L1" style:font-size-complex="12pt" style:language-complex="none" style:country-complex="none" style:font-weight-complex="bold"/>
    </style:style>
    <style:style style:name="P17" style:family="paragraph" style:parent-style-name="Standard">
      <style:paragraph-properties fo:margin-top="0cm" fo:margin-bottom="0cm" fo:text-align="justify" style:justify-single-word="false"/>
      <style:text-properties fo:language="es" fo:country="ES"/>
    </style:style>
    <style:style style:name="P18" style:family="paragraph" style:parent-style-name="Standard" style:list-style-name="WW8Num29">
      <style:paragraph-properties fo:margin-top="0cm" fo:margin-bottom="0cm" fo:orphans="0" fo:widows="0" fo:hyphenation-ladder-count="no-limit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19" style:family="paragraph" style:parent-style-name="Standard" style:list-style-name="WW8Num27">
      <style:paragraph-properties fo:margin-top="0cm" fo:margin-bottom="0cm" fo:orphans="0" fo:widows="0" fo:hyphenation-ladder-count="no-limit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20" style:family="paragraph" style:parent-style-name="Standard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fo:language="es" fo:country="ES"/>
    </style:style>
    <style:style style:name="T2" style:family="text">
      <style:text-properties style:use-window-font-color="true" style:font-name="Nimbus Roman No9 L1" fo:font-size="12pt" fo:language="es" fo:country="ES" style:font-name-asian="Nimbus Sans L1" style:font-size-asian="12pt" style:font-name-complex="Nimbus Sans L1" style:font-size-complex="12pt" style:language-complex="none" style:country-complex="none"/>
    </style:style>
    <style:style style:name="T3" style:family="text" style:parent-style-name="Citation">
      <style:text-properties style:use-window-font-color="true" style:font-name="Nimbus Roman No9 L1" fo:font-size="12pt" fo:language="en" fo:country="US" fo:font-style="italic" style:font-name-asian="Nimbus Sans L1" style:font-size-asian="12pt" style:font-style-asian="italic" style:font-name-complex="Nimbus Sans L1" style:font-size-complex="12pt" style:language-complex="none" style:country-complex="none" style:font-style-complex="italic"/>
    </style:style>
    <style:style style:name="T4" style:family="text" style:parent-style-name="Citation">
      <style:text-properties style:use-window-font-color="true" style:font-name="Nimbus Roman No9 L1" fo:font-size="12pt" fo:language="es" fo:country="ES" fo:font-style="italic" style:font-name-asian="FreeSans" style:font-size-asian="12pt" style:font-style-asian="italic" style:font-name-complex="Nimbus Sans L1" style:font-size-complex="12pt" style:language-complex="none" style:country-complex="none" style:font-style-complex="italic" style:font-weight-complex="bold"/>
    </style:style>
    <style:style style:name="T5" style:family="text">
      <style:text-properties fo:font-weight="bold" style:font-weight-asian="bold"/>
    </style:style>
    <style:style style:name="T6" style:family="text">
      <style:text-properties style:use-window-font-color="true" style:font-name="Nimbus Roman No9 L1" fo:font-size="12pt" fo:language="es" fo:country="ES" style:font-name-asian="FreeSans" style:font-size-asian="12pt" style:font-name-complex="Nimbus Sans L1" style:font-size-complex="12pt" style:language-complex="none" style:country-complex="none" style:font-weight-complex="bold"/>
    </style:style>
    <style:style style:name="T7" style:family="text" style:parent-style-name="Citation">
      <style:text-properties style:use-window-font-color="true" style:font-name="Nimbus Roman No9 L1" fo:font-size="12pt" style:font-size-asian="12pt" style:font-name-complex="Nimbus Sans L1" style:font-size-complex="12pt" style:language-complex="none" style:country-complex="none"/>
    </style:style>
    <text:list-style style:name="L1">
      <text:list-level-style-number text:level="1" text:style-name="Numbering_20_Symbols" style:num-prefix=" " style:num-suffix="." style:num-format="1">
        <style:list-level-properties text:min-label-width="0.4cm"/>
      </text:list-level-style-number>
      <text:list-level-style-number text:level="2" text:style-name="Numbering_20_Symbols" style:num-prefix=" " style:num-suffix=")" style:num-format="a">
        <style:list-level-properties text:space-before="0.401cm" text:min-label-width="0.4cm"/>
      </text:list-level-style-number>
      <text:list-level-style-bullet text:level="3" text:style-name="Bullet_20_Symbols" style:num-prefix=" " style:num-suffix=" " text:bullet-char="•">
        <style:list-level-properties text:space-before="0.799cm" text:min-label-width="0.4cm"/>
        <style:text-properties style:font-name="StarSymbol1"/>
      </text:list-level-style-bullet>
      <text:list-level-style-bullet text:level="4" text:style-name="Bullet_20_Symbols" style:num-prefix=" " style:num-suffix=" " text:bullet-char="•">
        <style:list-level-properties text:space-before="1.2cm" text:min-label-width="0.4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1.6cm" text:min-label-width="0.4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2.001cm" text:min-label-width="0.4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2.399cm" text:min-label-width="0.4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2.8cm" text:min-label-width="0.4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3.2cm" text:min-label-width="0.4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3.601cm" text:min-label-width="0.4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lenguaje es un subconjunto de C. <text:s text:c="2"/>Todas las palabras reservadas serán en minúscula.</text:p>
      <text:p text:style-name="P1"/>
      <text:p text:style-name="P2">1ª etapa:</text:p>
      <text:p text:style-name="P2"/>
      <text:p text:style-name="P1">Lenguaje compuesto por expresiones aritméticas que usan enteros, identificadores de tipo entero y la instrucción de asignación.</text:p>
      <text:p text:style-name="P1"/>
      <text:list text:style-name="L1">
        <text:list-item>
          <text:p text:style-name="P3">Enteros: </text:p>
          <text:list>
            <text:list-item>
              <text:p text:style-name="P4">Nuestra gramática denomina este tipo como ‘int’.</text:p>
            </text:list-item>
            <text:list-item>
              <text:p text:style-name="P5">Representaciones:</text:p>
              <text:list>
                <text:list-item>
                  <text:p text:style-name="P6">El cero tiene una única representación posible: 0.</text:p>
                </text:list-item>
                <text:list-item>
                  <text:p text:style-name="P6">La representación del resto de los enteros no permite el uso de ningún cero a la izquierda del entero. </text:p>
                </text:list-item>
                <text:list-item>
                  <text:p text:style-name="P7"><text:span text:style-name="T1">A la izquierda de cada entero puede aparecer un signo + o un signo – que indican si el signo es positivo o negativo respectivamente. Si un entero no aparece acompañado de signo lo consideraremos por defecto positivo.</text:span></text:p>
                </text:list-item>
              </text:list>
            </text:list-item>
          </text:list>
        </text:list-item>
        <text:list-item>
          <text:p text:style-name="P8">Identificadores:</text:p>
          <text:list>
            <text:list-item>
              <text:p text:style-name="P8">Representaciones:</text:p>
              <text:list>
                <text:list-item>
                  <text:p text:style-name="P8"><text:span text:style-name="T1">Todos los identificadores se declararán al inicio del programa y antes de que aparezca alguna instrucción. </text:span>No se permite declaración entre instrucciones.</text:p>
                </text:list-item>
                <text:list-item>
                  <text:p text:style-name="P9"><text:span text:style-name="T2">Todos los identificadores comienzan por una letra mayúscula o minúscula. A su vez, la primera letra puede ir seguida de una secuencia de letras y dígitos .</text:span></text:p>
                </text:list-item>
              </text:list>
            </text:list-item>
          </text:list>
        </text:list-item>
      </text:list>
      <text:p text:style-name="P10"/>
      <text:p text:style-name="P10">Para poder realizar las operaciones aritméticas con enteros e identificadores nuestra gramática se sirve de los caracteres indicados a continuación:</text:p>
      <text:list text:style-name="List_20_1">
        <text:list-item>
          <text:p text:style-name="P11"><text:span text:style-name="T3">Suma: +</text:span></text:p>
        </text:list-item>
        <text:list-item>
          <text:p text:style-name="P11"><text:span text:style-name="T3">Resta: -</text:span></text:p>
        </text:list-item>
        <text:list-item>
          <text:p text:style-name="P11"><text:span text:style-name="T3">Multiplicación: *</text:span></text:p>
        </text:list-item>
        <text:list-item>
          <text:p text:style-name="P11"><text:span text:style-name="T3">División entera: /</text:span></text:p>
        </text:list-item>
        <text:list-item>
          <text:p text:style-name="P11"><text:span text:style-name="T3">Modulo: %</text:span></text:p>
          <text:p text:style-name="P11"><text:span text:style-name="T4"/></text:p>
        </text:list-item>
      </text:list>
      <text:p text:style-name="P10">Del mismo modo la gramática usa el caracter ‘=’ para realizar la operación de asignación.</text:p>
      <text:p text:style-name="P10">Así mismo, otras restricciones importantes del lenguaje son las correspondientes a la separación de instrucciones (el bloque de instrucciones irá entre llaves) y la asociación de operaciones. En nuestro caso nos valdremos del símbolo punto y coma como separador ente instrucciones o entre declaraciones y de paréntesis de apertura y cierre para forzar una asociatividad concreta. De este modo y conforme con estas restricciones podemos mostrar ejemplos de instrucciones válidas.<text:span text:style-name="T5"> </text:span></text:p>
      <text:p text:style-name="P12"/>
      <text:p text:style-name="P12">Ejemplo</text:p>
      <text:list text:style-name="List_20_1">
        <text:list-header>
          <text:p text:style-name="P11"><text:span text:style-name="T3">int a;</text:span></text:p>
          <text:p text:style-name="P11"><text:span text:style-name="T3">int b33</text:span></text:p>
          <text:p text:style-name="P11"><text:span text:style-name="T3">{ a := (5+3)*7;</text:span></text:p>
          <text:p text:style-name="P11"><text:span text:style-name="T3">b33 := a / 8;</text:span></text:p>
          <text:p text:style-name="P11"><text:span text:style-name="T3">a := b33;</text:span></text:p>
          <text:p text:style-name="P11"><text:span text:style-name="T3">b_33:= a +-3}</text:span></text:p>
        </text:list-header>
      </text:list>
      <text:p text:style-name="P13"/>
      <text:p text:style-name="P14">2ª etapa:</text:p>
      <text:p text:style-name="P15"><text:span text:style-name="T6"/></text:p>
      <text:p text:style-name="P10">Añadimos expresiones booleanas, valores de tipo booleano e identificadores de este tipo. </text:p>
      <text:p text:style-name="P10"/>
      <text:list text:style-name="L1" text:continue-numbering="true">
        <text:list-item>
          <text:p text:style-name="P8">Booleanos: </text:p>
        </text:list-item>
      </text:list>
      <text:list text:style-name="L1">
        <text:list-item text:start-value="1">
          <text:list>
            <text:list-item text:start-value="1">
              <text:p text:style-name="P8">Nuestra gramática denomina este tipo como ‘bool’.</text:p>
            </text:list-item>
            <text:list-item>
              <text:p text:style-name="P8">Representación:</text:p>
              <text:list>
                <text:list-item>
                  <text:p text:style-name="P8">Nuestra gramática sólo admite una identificación posible para verdadero y falso y es ‘true’ y ‘false’ respectivamente.</text:p>
                </text:list-item>
                <text:list-item>
                  <text:p text:style-name="P8"><text:span text:style-name="T1">Los símbolos lógicos que podemos encontrar en las expresiones booleanas son la negación, la y y la o lógicas. </text:span>Se presentan del siguiente modo:</text:p>
                  <text:list>
                    <text:list-item>
                      <text:p text:style-name="P8">Y lógica: &amp;&amp;</text:p>
                    </text:list-item>
                    <text:list-item>
                      <text:p text:style-name="P8">O lógica: ||</text:p>
                    </text:list-item>
                    <text:list-item>
                      <text:p text:style-name="P8">Negación: !</text:p>
                      <text:p text:style-name="P8"/>
                    </text:list-item>
                  </text:list>
                </text:list-item>
              </text:list>
            </text:list-item>
          </text:list>
        </text:list-item>
      </text:list>
      <text:p text:style-name="P12">Ejemplo</text:p>
      <text:list text:style-name="List_20_1">
        <text:list-header>
          <text:p text:style-name="P11"><text:span text:style-name="T3">bool b;</text:span></text:p>
          <text:p text:style-name="P11"><text:span text:style-name="T3">bool n</text:span></text:p>
          <text:p text:style-name="P11"><text:span text:style-name="T3">{b:= true;</text:span></text:p>
          <text:p text:style-name="P11"><text:span text:style-name="T3">n := ! b;</text:span></text:p>
          <text:p text:style-name="P11"><text:span text:style-name="T3">n := b &amp;&amp; n;</text:span></text:p>
          <text:p text:style-name="P11"><text:span text:style-name="T3">n := n &amp;&amp; ( n || b);</text:span></text:p>
          <text:p text:style-name="P11"><text:span text:style-name="T3"/></text:p>
        </text:list-header>
      </text:list>
      <text:p text:style-name="P13">3ª etapa:</text:p>
      <text:p text:style-name="P16"/>
      <text:p text:style-name="P16">Añadimos operadores relacionales o de comparación. Los operadores relacionales que incluye esta nueva etapa son los siguientes: igual, distinto, menor, mayor, menor igual y mayor igual.</text:p>
      <text:p text:style-name="P17">Representación de los operadores relaciones:</text:p>
      <text:list text:style-name="WW8Num29">
        <text:list-item>
          <text:p text:style-name="P18"><text:span text:style-name="T7">Igual: ==</text:span></text:p>
        </text:list-item>
      </text:list>
      <text:list text:style-name="WW8Num27">
        <text:list-item text:start-value="1">
          <text:p text:style-name="P19"><text:span text:style-name="T7">Distinto: !=</text:span></text:p>
        </text:list-item>
        <text:list-item>
          <text:p text:style-name="P19"><text:span text:style-name="T7">Menor: &lt;</text:span></text:p>
        </text:list-item>
        <text:list-item>
          <text:p text:style-name="P19"><text:span text:style-name="T7">Mayor: &gt;</text:span></text:p>
        </text:list-item>
        <text:list-item>
          <text:p text:style-name="P19"><text:span text:style-name="T7">Menor igual: &lt;=</text:span></text:p>
        </text:list-item>
        <text:list-item>
          <text:p text:style-name="P19"><text:span text:style-name="T7">Mayor igual: &gt;=</text:span></text:p>
        </text:list-item>
      </text:list>
      <text:p text:style-name="P20"/>
      <text:p text:style-name="P20">Ejemplos de instrucción</text:p>
      <text:list text:style-name="List_20_1">
        <text:list-header>
          <text:p text:style-name="P11"><text:span text:style-name="T3">A := 5;</text:span></text:p>
          <text:p text:style-name="P11"><text:span text:style-name="T3">B := false;</text:span></text:p>
          <text:p text:style-name="P11"><text:span text:style-name="T3">C:= ((A + 3) &lt; 9) or B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Sans" svg:font-family="FreeSans, 'Arial Unicode MS'" style:font-pitch="variable"/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Ref._20_de_20_nota_20_al_20_pie" style:display-name="Ref. de nota al pie" style:family="text">
      <style:text-properties style:text-position="super 58%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1"/>
      </text:list-level-style-bullet>
    </text:list-style>
    <text:list-style style:name="WW8Num29">
      <text:list-level-style-bullet text:level="1" text:style-name="WW8Num2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bullet text:level="1" text:style-name="WW8Num2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12-15T01:38:58</meta:creation-date>
    <dc:date>2006-12-15T01:54:53</dc:date>
    <dc:language>es-ES</dc:language>
    <meta:editing-cycles>2</meta:editing-cycles>
    <meta:editing-duration>PT15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8" meta:word-count="422" meta:character-count="2759"/>
  </office:meta>
</office:document-meta>
</file>